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paragraph-rsid="000e6b83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.0398in" fo:margin-bottom="0.0398in" style:contextual-spacing="false" fo:line-height="150%" fo:text-align="end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margin-top="0.0398in" fo:margin-bottom="0.0398in" style:contextual-spacing="false" fo:line-height="150%" fo:text-align="justify" style:justify-single-word="false"/>
      <style:text-properties fo:font-size="15pt" style:font-size-asian="15pt" style:font-size-complex="15pt"/>
    </style:style>
    <style:style style:name="P6" style:family="paragraph" style:parent-style-name="Standard">
      <style:paragraph-properties fo:margin-top="0.0398in" fo:margin-bottom="0.0398in" style:contextual-spacing="false" fo:line-height="150%"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0de52"/>
    </style:style>
    <style:style style:name="T3" style:family="text">
      <style:text-properties officeooo:rsid="0012be87"/>
    </style:style>
    <style:style style:name="T4" style:family="text">
      <style:text-properties fo:language="en" fo:country="US" officeooo:rsid="0012be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LỜI <text:span text:style-name="T3">N</text:span><text:span text:style-name="T4">GỎ</text:span></text:p>
      <text:p text:style-name="P2"/>
      <text:p text:style-name="P3"/>
      <text:p text:style-name="P6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09-16T21:59:11.972000000</dc:date>
    <meta:editing-duration>PT7M34S</meta:editing-duration>
    <meta:editing-cycles>6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" meta:word-count="2" meta:character-count="8" meta:non-whitespace-character-count="6"/>
  </office:meta>
</office:document-meta>
</file>